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/</text:p>
      <text:p text:style-name="Standard">Có N mô đất đánh số từ 1 đến N và đang được sắp xếp sẵn thành một hàng. Mô đất thứ i có</text:p>
      <text:p text:style-name="Standard">màu c i . Crazy Frog đang ở mô đất 1 và đang muốn nhảy đến mô đất N . Nó có thể nhảy theo 2 cách sau:</text:p>
      <text:p text:style-name="Standard">- Nhảy sang mô đất bên phải.</text:p>
      <text:p text:style-name="Standard">- Nhảy sang mô đất gần nhất bên phải có cùng màu với mô đất đang đứng.</text:p>
      <text:p text:style-name="Standard">Tính số bước tối thiểu để Crazy Frog nhảy đến mô đất N ?</text:p>
      <text:p text:style-name="Standard">Dữ liệu</text:p>
      <text:p text:style-name="Standard">• Dòng đầu tiên: chứa số nguyên dương N (1 ≤ N ≤ 10^5 ).</text:p>
      <text:p text:style-name="Standard">• Dòng thứ hai: N số nguyên biểu diễn mảng C (1 ≤ C i ≤ 10^9 ).</text:p>
      <text:p text:style-name="Standard">Kết quả</text:p>
      <text:p text:style-name="Standard">• Một số nguyên duy nhất là kết quả bài tin.</text:p>
      <text:p text:style-name="Standard">Ví dụ</text:p>
      <text:p text:style-name="Standard">Sample Input</text:p>
      <text:p text:style-name="Standard">6</text:p>
      <text:p text:style-name="Standard">1 2 1 1 3 1</text:p>
      <text:p text:style-name="Standard">Sample Output</text:p>
      <text:p text:style-name="Standard">3</text:p>
      <text:p text:style-name="Standard"/>
      <text:p text:style-name="Standard">2/</text:p>
      <text:p text:style-name="Standard">Tí là một gián điệp. Nhiệm vụ của Tí là ăn cắp các thông tin mới nhất từ các phòng nghiên cứu</text:p>
      <text:p text:style-name="Standard">Toán học. Một hôm, Tí tìm thấy một vài mảnh giấy, mỗi mảnh giấy có ghi một chữ số. Tí không</text:p>
      <text:p text:style-name="Standard">hiểu chúng dùng để làm gì. Tí thắc mắc, liệu chúng có liên quan gì đến số nguyên tố không? Hãy</text:p>
      <text:p text:style-name="Standard">giúp Tí đếm xem có bao nhiêu số nguyên tố có thể tạo ra từ các chữ số cho trước.</text:p>
      <text:p text:style-name="Standard">Dữ liệu</text:p>
      <text:p text:style-name="Standard">• Dòng đầu tiên chứa số nguyên dương c là số lượng bộ dữ liệu (1 ≤ c ≤ 200).</text:p>
      <text:p text:style-name="Standard">• Mỗi bộ dữ liệu gồm một dòng chứa các chữ số trên các mảnh giấy (có từ 1 đến 7 chữ số).</text:p>
      <text:p text:style-name="Standard">Kết quả</text:p>
      <text:p text:style-name="Standard">• Với mỗi bộ dữ liệu, in ra số lượng số nguyên tố khác nhau có thể xây dựng được từ các chữ</text:p>
      <text:p text:style-name="Standard">số cho trước.</text:p>
      <text:p text:style-name="Standard">• Bạn được phép bỏ qua bất kì chữ số nào (ví dụ với hai chữ số 7 và 1, bạn có thể tạo các số</text:p>
      <text:p text:style-name="Standard">nguyên tố 7, 17 và 71).</text:p>
      <text:p text:style-name="Standard">• Các số bắt đầu bằng chữ số 0 được coi là không hợp lệ (xem bộ dữ liệu số 4 trong sample</text:p>
      <text:p text:style-name="Standard">input)</text:p>
      <text:p text:style-name="Standard">Ví dụ</text:p>
      <text:p text:style-name="Standard">Sample Input</text:p>
      <text:p text:style-name="Standard">4</text:p>
      <text:p text:style-name="Standard">17</text:p>
      <text:p text:style-name="Standard">1276543</text:p>
      <text:p text:style-name="Standard">9999999</text:p>
      <text:p text:style-name="Standard">011</text:p>
      <text:p text:style-name="Standard">Sample Output</text:p>
      <text:p text:style-name="Standard">3</text:p>
      <text:p text:style-name="Standard">1336</text:p>
      <text:p text:style-name="Standard">0</text:p>
      <text:p text:style-name="Standard">2</text:p>
      <text:p text:style-name="Standard"/>
      <text:p text:style-name="Standard">3/</text:p>
      <text:p text:style-name="Standard"/>
      <text:p text:style-name="Standard">Cho K dãy số, mỗi dãy có K phần tử. Có K K cách chọn một phần tử ở mỗi hàng và tính tổng</text:p>
      <text:p text:style-name="Standard">của chúng. Tính K tổng nhỏ nhất trong K K tổng này.</text:p>
      <text:p text:style-name="Standard">Dữ liệu</text:p>
      <text:p text:style-name="Standard"><text:soft-page-break/>• Dòng đầu tiên ghi số nguyên K (1 ≤ K ≤ 300).</text:p>
      <text:p text:style-name="Standard">• Dòng 2...K + 1: mỗi dòng chứa K số nguyên biểu diễn một dãy số, giá trị tuyệt đối của mỗi số</text:p>
      <text:p text:style-name="Standard">không vượt quá 10^6 .</text:p>
      <text:p text:style-name="Standard">Kết quả</text:p>
      <text:p text:style-name="Standard">• Một dòng chứa K tổng nhỏ nhất theo thứ tự không giảm.</text:p>
      <text:p text:style-name="Standard">Ví dụ</text:p>
      <text:p text:style-name="Standard">Sample Input</text:p>
      <text:p text:style-name="Standard">3</text:p>
      <text:p text:style-name="Standard">1 8 5</text:p>
      <text:p text:style-name="Standard">9 2 5</text:p>
      <text:p text:style-name="Standard">10 7 6</text:p>
      <text:p text:style-name="Standard">Sample Output</text:p>
      <text:p text:style-name="Standard">9 10 12</text:p>
      <text:p text:style-name="Standard"/>
      <text:p text:style-name="Standard">4/</text:p>
      <text:p text:style-name="Standard"/>
      <text:p text:style-name="Standard">Tí và Sửu đang chơi một trò chơi đơn giản với nhau. Đầu tiên, Tí chọn một số nguyên dương X. Sau</text:p>
      <text:p text:style-name="Standard">đó, Sửu đưa ra một dãy số gồm k số nguyên dương Y 1 , ..., Y k sao cho (Y 1 +1)(Y 2 +1)...(Y k +1) = X,</text:p>
      <text:p text:style-name="Standard">và dành được k điểm.</text:p>
      <text:p text:style-name="Standard">Với mỗi giá trị X mà Tí đưa ra, hãy tính số điểm tối đa mà Sửu có thể dành được.</text:p>
      <text:p text:style-name="Standard">Dữ liệu</text:p>
      <text:p text:style-name="Standard">Dữ liệu gồm nhiều bộ dữ liệu. Mỗi bộ dữ liệu gồm đúng một dòng duy nhất chứa số nguyên dương</text:p>
      <text:p text:style-name="Standard">X (2 ≤ X ≤ 10^18 ), là số nguyên dương mà Tí đưa ra.</text:p>
      <text:p text:style-name="Standard">Kết quả</text:p>
      <text:p text:style-name="Standard">Với mỗi bộ dữ liệu, in ra số nguyên k, là số điểm tối đa mà Sửu có thể dành được.</text:p>
      <text:p text:style-name="Standard">Ví dụ</text:p>
      <text:p text:style-name="Standard">Sample Input</text:p>
      <text:p text:style-name="Standard">65536</text:p>
      <text:p text:style-name="Standard">127381</text:p>
      <text:p text:style-name="Standard">Sample Output</text:p>
      <text:p text:style-name="Standard">16</text:p>
      <text:p text:style-name="Standard">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4T13:20:48.365634700</meta:creation-date>
    <dc:date>2019-07-14T13:23:47.625144736</dc:date>
    <meta:editing-duration>PT3M</meta:editing-duration>
    <meta:editing-cycles>1</meta:editing-cycles>
    <meta:document-statistic meta:table-count="0" meta:image-count="0" meta:object-count="0" meta:page-count="2" meta:paragraph-count="78" meta:word-count="645" meta:character-count="2482" meta:non-whitespace-character-count="1915"/>
    <meta:generator>LibreOffice/6.0.7.3$Linux_X86_64 LibreOffice_project/00m0$Build-3</meta:generator>
  </office:meta>
</office:document-meta>
</file>